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5635416666667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2.28864583333333cm"/>
    </style:style>
    <style:style style:name="co12" style:family="table-column">
      <style:table-column-properties fo:break-before="auto" style:column-width="3.0030208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9555208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6802083333333cm"/>
    </style:style>
    <style:style style:name="co18" style:family="table-column">
      <style:table-column-properties fo:break-before="auto" style:column-width="2.5003125cm"/>
    </style:style>
    <style:style style:name="co19" style:family="table-column">
      <style:table-column-properties fo:break-before="auto" style:column-width="2.60614583333333cm"/>
    </style:style>
    <style:style style:name="co20" style:family="table-column">
      <style:table-column-properties fo:break-before="auto" style:column-width="2.5796875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68552083333333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vember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34" table:style-name="ce4">
            <text:p>334</text:p>
          </table:table-cell>
          <table:table-cell office:value-type="float" office:value="317.36876999999998" table:style-name="ce4">
            <text:p>317</text:p>
          </table:table-cell>
          <table:table-cell office:value-type="float" office:value="852" table:style-name="ce4">
            <text:p>852</text:p>
          </table:table-cell>
          <table:table-cell office:value-type="float" office:value="826.94780000000003" table:style-name="ce4">
            <text:p>827</text:p>
          </table:table-cell>
          <table:table-cell office:value-type="float" office:value="3609" table:style-name="ce4">
            <text:p>3,609</text:p>
          </table:table-cell>
          <table:table-cell office:value-type="float" office:value="3527.7493499999982" table:style-name="ce4">
            <text:p>3,528</text:p>
          </table:table-cell>
          <table:table-cell office:value-type="float" office:value="1950" table:style-name="ce4">
            <text:p>1,950</text:p>
          </table:table-cell>
          <table:table-cell office:value-type="float" office:value="1905.64699" table:style-name="ce4">
            <text:p>1,906</text:p>
          </table:table-cell>
          <table:table-cell office:value-type="float" office:value="168" table:style-name="ce4">
            <text:p>168</text:p>
          </table:table-cell>
          <table:table-cell office:value-type="float" office:value="163.00736000000001" table:style-name="ce4">
            <text:p>163</text:p>
          </table:table-cell>
          <table:table-cell office:value-type="float" office:value="54" table:style-name="ce4">
            <text:p>54</text:p>
          </table:table-cell>
          <table:table-cell office:value-type="float" office:value="51.117569999999994" table:style-name="ce4">
            <text:p>51</text:p>
          </table:table-cell>
          <table:table-cell office:value-type="float" office:value="6967" table:style-name="ce4">
            <text:p>6,967</text:p>
          </table:table-cell>
          <table:table-cell office:value-type="float" office:value="6791.8378399999983" table:style-name="ce4">
            <text:p>6,792</text:p>
          </table:table-cell>
          <table:table-cell office:value-type="float" office:value="76" table:style-name="ce4">
            <text:p>76</text:p>
          </table:table-cell>
          <table:table-cell office:value-type="float" office:value="74.350000000000009" table:style-name="ce4">
            <text:p>74</text:p>
          </table:table-cell>
          <table:table-cell office:value-type="float" office:value="38" table:style-name="ce4">
            <text:p>38</text:p>
          </table:table-cell>
          <table:table-cell office:value-type="float" office:value="33.01" table:style-name="ce4">
            <text:p>33</text:p>
          </table:table-cell>
          <table:table-cell office:value-type="float" office:value="384.59999999999997" table:style-name="ce4">
            <text:p>385</text:p>
          </table:table-cell>
          <table:table-cell office:value-type="float" office:value="384.59999999999997" table:style-name="ce4">
            <text:p>385</text:p>
          </table:table-cell>
          <table:table-cell office:value-type="float" office:value="498.59999999999997" table:style-name="ce4">
            <text:p>499</text:p>
          </table:table-cell>
          <table:table-cell office:value-type="float" office:value="491.96" table:style-name="ce4">
            <text:p>492</text:p>
          </table:table-cell>
          <table:table-cell office:value-type="float" office:value="0" table:style-name="ce4">
            <text:p>0</text:p>
          </table:table-cell>
          <table:table-cell office:value-type="float" office:value="7465.6" table:style-name="ce4">
            <text:p>7,466</text:p>
          </table:table-cell>
          <table:table-cell office:value-type="float" office:value="7283.7978399999984" table:style-name="ce4">
            <text:p>7,284</text:p>
          </table:table-cell>
          <table:table-cell office:value-type="float" office:value="24469493.390000001" table:style-name="ce4">
            <text:p>24,469,493</text:p>
          </table:table-cell>
          <table:table-cell office:value-type="float" office:value="1054208.97" table:style-name="ce4">
            <text:p>1,054,209</text:p>
          </table:table-cell>
          <table:table-cell office:value-type="float" office:value="-55657.469999999972" table:style-name="ce4">
            <text:p>-55,657</text:p>
          </table:table-cell>
          <table:table-cell office:value-type="float" office:value="92822.290000000023" table:style-name="ce4">
            <text:p>92,822</text:p>
          </table:table-cell>
          <table:table-cell office:value-type="float" office:value="7032012.8000000007" table:style-name="ce4">
            <text:p>7,032,013</text:p>
          </table:table-cell>
          <table:table-cell office:value-type="float" office:value="3882681.52" table:style-name="ce4">
            <text:p>3,882,682</text:p>
          </table:table-cell>
          <table:table-cell office:value-type="float" office:value="36475561.5" table:style-name="ce4">
            <text:p>36,475,562</text:p>
          </table:table-cell>
          <table:table-cell office:value-type="float" office:value="6804507.370000001" table:style-name="ce4">
            <text:p>6,804,507</text:p>
          </table:table-cell>
          <table:table-cell office:value-type="float" office:value="484488.41000000003" table:style-name="ce4">
            <text:p>484,488</text:p>
          </table:table-cell>
          <table:table-cell office:value-type="float" office:value="7288995.7800000012" table:style-name="ce4">
            <text:p>7,288,996</text:p>
          </table:table-cell>
          <table:table-cell office:value-type="float" office:value="43764557.280000001" table:style-name="ce4">
            <text:p>43,764,55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0" table:style-name="ce4">
            <text:p>120</text:p>
          </table:table-cell>
          <table:table-cell office:value-type="float" office:value="108.99055000000001" table:style-name="ce4">
            <text:p>109</text:p>
          </table:table-cell>
          <table:table-cell office:value-type="float" office:value="86" table:style-name="ce4">
            <text:p>86</text:p>
          </table:table-cell>
          <table:table-cell office:value-type="float" office:value="81.125680000000017" table:style-name="ce4">
            <text:p>81</text:p>
          </table:table-cell>
          <table:table-cell office:value-type="float" office:value="95" table:style-name="ce4">
            <text:p>95</text:p>
          </table:table-cell>
          <table:table-cell office:value-type="float" office:value="93.302699999999987" table:style-name="ce4">
            <text:p>93</text:p>
          </table:table-cell>
          <table:table-cell office:value-type="float" office:value="17" table:style-name="ce4">
            <text:p>17</text:p>
          </table:table-cell>
          <table:table-cell office:value-type="float" office:value="12.64864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8.06757000000005" table:style-name="ce4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8.06757000000005" table:style-name="ce4">
            <text:p>298</text:p>
          </table:table-cell>
          <table:table-cell office:value-type="float" office:value="965583.17333333322" table:style-name="ce4">
            <text:p>965,583</text:p>
          </table:table-cell>
          <table:table-cell office:value-type="float" office:value="0" table:style-name="ce4">
            <text:p>0</text:p>
          </table:table-cell>
          <table:table-cell office:value-type="float" office:value="18495.8" table:style-name="ce4">
            <text:p>18,4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4078.97333333327" table:style-name="ce4">
            <text:p>984,0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4078.97333333327" table:style-name="ce4">
            <text:p>984,07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88" table:style-name="ce4">
            <text:p>9,588</text:p>
          </table:table-cell>
          <table:table-cell office:value-type="float" office:value="8391.1634800000957" table:style-name="ce4">
            <text:p>8,391</text:p>
          </table:table-cell>
          <table:table-cell office:value-type="float" office:value="2732" table:style-name="ce4">
            <text:p>2,732</text:p>
          </table:table-cell>
          <table:table-cell office:value-type="float" office:value="2582.2998599999955" table:style-name="ce4">
            <text:p>2,582</text:p>
          </table:table-cell>
          <table:table-cell office:value-type="float" office:value="2823" table:style-name="ce4">
            <text:p>2,823</text:p>
          </table:table-cell>
          <table:table-cell office:value-type="float" office:value="2669.1656599999969" table:style-name="ce4">
            <text:p>2,669</text:p>
          </table:table-cell>
          <table:table-cell office:value-type="float" office:value="754" table:style-name="ce4">
            <text:p>754</text:p>
          </table:table-cell>
          <table:table-cell office:value-type="float" office:value="734.55052999999987" table:style-name="ce4">
            <text:p>735</text:p>
          </table:table-cell>
          <table:table-cell office:value-type="float" office:value="72" table:style-name="ce4">
            <text:p>72</text:p>
          </table:table-cell>
          <table:table-cell office:value-type="float" office:value="71.666669999999996" table:style-name="ce4">
            <text:p>72</text:p>
          </table:table-cell>
          <table:table-cell office:value-type="float" office:value="8" table:style-name="ce4">
            <text:p>8</text:p>
          </table:table-cell>
          <table:table-cell office:value-type="float" office:value="7.4868600000000001" table:style-name="ce4">
            <text:p>7</text:p>
          </table:table-cell>
          <table:table-cell office:value-type="float" office:value="15977" table:style-name="ce4">
            <text:p>15,977</text:p>
          </table:table-cell>
          <table:table-cell office:value-type="float" office:value="14456.33306000009" table:style-name="ce4">
            <text:p>14,456</text:p>
          </table:table-cell>
          <table:table-cell office:value-type="float" office:value="2100.87" table:style-name="ce4">
            <text:p>2,101</text:p>
          </table:table-cell>
          <table:table-cell office:value-type="float" office:value="2100.87" table:style-name="ce4">
            <text:p>2,101</text:p>
          </table:table-cell>
          <table:table-cell office:value-type="float" office:value="28.12" table:style-name="ce4">
            <text:p>28</text:p>
          </table:table-cell>
          <table:table-cell office:value-type="float" office:value="28.12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28.9899999999998" table:style-name="ce4">
            <text:p>2,129</text:p>
          </table:table-cell>
          <table:table-cell office:value-type="float" office:value="2128.9899999999998" table:style-name="ce4">
            <text:p>2,129</text:p>
          </table:table-cell>
          <table:table-cell office:value-type="float" office:value="0" table:style-name="ce4">
            <text:p>0</text:p>
          </table:table-cell>
          <table:table-cell office:value-type="float" office:value="18105.989999999998" table:style-name="ce4">
            <text:p>18,106</text:p>
          </table:table-cell>
          <table:table-cell office:value-type="float" office:value="16585.32306000009" table:style-name="ce4">
            <text:p>16,585</text:p>
          </table:table-cell>
          <table:table-cell office:value-type="float" office:value="34058821.970000006" table:style-name="ce4">
            <text:p>34,058,822</text:p>
          </table:table-cell>
          <table:table-cell office:value-type="float" office:value="654167.6" table:style-name="ce4">
            <text:p>654,168</text:p>
          </table:table-cell>
          <table:table-cell office:value-type="float" office:value="317594.90000000002" table:style-name="ce4">
            <text:p>317,595</text:p>
          </table:table-cell>
          <table:table-cell office:value-type="float" office:value="613552.53000000014" table:style-name="ce4">
            <text:p>613,553</text:p>
          </table:table-cell>
          <table:table-cell office:value-type="float" office:value="9162937.2300000004" table:style-name="ce4">
            <text:p>9,162,937</text:p>
          </table:table-cell>
          <table:table-cell office:value-type="float" office:value="3375208.6600000006" table:style-name="ce4">
            <text:p>3,375,209</text:p>
          </table:table-cell>
          <table:table-cell office:value-type="float" office:value="48182282.890000008" table:style-name="ce4">
            <text:p>48,182,283</text:p>
          </table:table-cell>
          <table:table-cell office:value-type="float" office:value="7095982.7599999988" table:style-name="ce4">
            <text:p>7,095,983</text:p>
          </table:table-cell>
          <table:table-cell office:value-type="float" office:value="8417.6899999999987" table:style-name="ce4">
            <text:p>8,418</text:p>
          </table:table-cell>
          <table:table-cell office:value-type="float" office:value="7104400.4499999993" table:style-name="ce4">
            <text:p>7,104,400</text:p>
          </table:table-cell>
          <table:table-cell office:value-type="float" office:value="55286683.340000004" table:style-name="ce4">
            <text:p>55,286,68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3" table:style-name="ce4">
            <text:p>433</text:p>
          </table:table-cell>
          <table:table-cell office:value-type="float" office:value="392.47973000000036" table:style-name="ce4">
            <text:p>392</text:p>
          </table:table-cell>
          <table:table-cell office:value-type="float" office:value="339" table:style-name="ce4">
            <text:p>339</text:p>
          </table:table-cell>
          <table:table-cell office:value-type="float" office:value="316.79170000000011" table:style-name="ce4">
            <text:p>317</text:p>
          </table:table-cell>
          <table:table-cell office:value-type="float" office:value="295" table:style-name="ce4">
            <text:p>295</text:p>
          </table:table-cell>
          <table:table-cell office:value-type="float" office:value="282.77460000000008" table:style-name="ce4">
            <text:p>283</text:p>
          </table:table-cell>
          <table:table-cell office:value-type="float" office:value="96" table:style-name="ce4">
            <text:p>96</text:p>
          </table:table-cell>
          <table:table-cell office:value-type="float" office:value="94.95487" table:style-name="ce4">
            <text:p>95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3" table:style-name="ce4">
            <text:p>1,173</text:p>
          </table:table-cell>
          <table:table-cell office:value-type="float" office:value="1096.0662200000004" table:style-name="ce4">
            <text:p>1,096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75" table:style-name="ce4">
            <text:p>1,175</text:p>
          </table:table-cell>
          <table:table-cell office:value-type="float" office:value="1098.0662200000004" table:style-name="ce4">
            <text:p>1,098</text:p>
          </table:table-cell>
          <table:table-cell office:value-type="float" office:value="2994898.8499999996" table:style-name="ce4">
            <text:p>2,994,899</text:p>
          </table:table-cell>
          <table:table-cell office:value-type="float" office:value="34833" table:style-name="ce4">
            <text:p>34,833</text:p>
          </table:table-cell>
          <table:table-cell office:value-type="float" office:value="25936.28" table:style-name="ce4">
            <text:p>25,936</text:p>
          </table:table-cell>
          <table:table-cell office:value-type="float" office:value="31070.120000000003" table:style-name="ce4">
            <text:p>31,070</text:p>
          </table:table-cell>
          <table:table-cell office:value-type="float" office:value="666815.93000000005" table:style-name="ce4">
            <text:p>666,816</text:p>
          </table:table-cell>
          <table:table-cell office:value-type="float" office:value="256168.16000000003" table:style-name="ce4">
            <text:p>256,168</text:p>
          </table:table-cell>
          <table:table-cell office:value-type="float" office:value="4009722.34" table:style-name="ce4">
            <text:p>4,009,722</text:p>
          </table:table-cell>
          <table:table-cell office:value-type="float" office:value="4960.53" table:style-name="ce4">
            <text:p>4,961</text:p>
          </table:table-cell>
          <table:table-cell office:value-type="float" office:value="0" table:style-name="ce4">
            <text:p>0</text:p>
          </table:table-cell>
          <table:table-cell office:value-type="float" office:value="4960.53" table:style-name="ce4">
            <text:p>4,961</text:p>
          </table:table-cell>
          <table:table-cell office:value-type="float" office:value="4014682.8699999996" table:style-name="ce4">
            <text:p>4,014,68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113" table:style-name="ce4">
            <text:p>28,113</text:p>
          </table:table-cell>
          <table:table-cell office:value-type="float" office:value="26494.948440000408" table:style-name="ce4">
            <text:p>26,495</text:p>
          </table:table-cell>
          <table:table-cell office:value-type="float" office:value="6727" table:style-name="ce4">
            <text:p>6,727</text:p>
          </table:table-cell>
          <table:table-cell office:value-type="float" office:value="6426.7260900000256" table:style-name="ce4">
            <text:p>6,427</text:p>
          </table:table-cell>
          <table:table-cell office:value-type="float" office:value="7330" table:style-name="ce4">
            <text:p>7,330</text:p>
          </table:table-cell>
          <table:table-cell office:value-type="float" office:value="7019.7321900000206" table:style-name="ce4">
            <text:p>7,020</text:p>
          </table:table-cell>
          <table:table-cell office:value-type="float" office:value="900" table:style-name="ce4">
            <text:p>900</text:p>
          </table:table-cell>
          <table:table-cell office:value-type="float" office:value="881.45489999999995" table:style-name="ce4">
            <text:p>881</text:p>
          </table:table-cell>
          <table:table-cell office:value-type="float" office:value="88" table:style-name="ce4">
            <text:p>88</text:p>
          </table:table-cell>
          <table:table-cell office:value-type="float" office:value="86.860979999999998" table:style-name="ce4">
            <text:p>87</text:p>
          </table:table-cell>
          <table:table-cell office:value-type="float" office:value="20338" table:style-name="ce4">
            <text:p>20,338</text:p>
          </table:table-cell>
          <table:table-cell office:value-type="float" office:value="18888.643249999965" table:style-name="ce4">
            <text:p>18,889</text:p>
          </table:table-cell>
          <table:table-cell office:value-type="float" office:value="63496" table:style-name="ce4">
            <text:p>63,496</text:p>
          </table:table-cell>
          <table:table-cell office:value-type="float" office:value="59798.365850000409" table:style-name="ce4">
            <text:p>59,798</text:p>
          </table:table-cell>
          <table:table-cell office:value-type="float" office:value="1265.0460000000003" table:style-name="ce4">
            <text:p>1,265</text:p>
          </table:table-cell>
          <table:table-cell office:value-type="float" office:value="1265.0460000000003" table:style-name="ce4">
            <text:p>1,2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66.0460000000003" table:style-name="ce4">
            <text:p>1,266</text:p>
          </table:table-cell>
          <table:table-cell office:value-type="float" office:value="1266.0460000000003" table:style-name="ce4">
            <text:p>1,266</text:p>
          </table:table-cell>
          <table:table-cell office:value-type="float" office:value="0" table:style-name="ce4">
            <text:p>0</text:p>
          </table:table-cell>
          <table:table-cell office:value-type="float" office:value="64762.046000000002" table:style-name="ce4">
            <text:p>64,762</text:p>
          </table:table-cell>
          <table:table-cell office:value-type="float" office:value="61064.411850000412" table:style-name="ce4">
            <text:p>61,064</text:p>
          </table:table-cell>
          <table:table-cell office:value-type="float" office:value="151218657.36999997" table:style-name="ce4">
            <text:p>151,218,657</text:p>
          </table:table-cell>
          <table:table-cell office:value-type="float" office:value="17190519.800000001" table:style-name="ce4">
            <text:p>17,190,520</text:p>
          </table:table-cell>
          <table:table-cell office:value-type="float" office:value="1905256.6800000002" table:style-name="ce4">
            <text:p>1,905,257</text:p>
          </table:table-cell>
          <table:table-cell office:value-type="float" office:value="10551592.390000001" table:style-name="ce4">
            <text:p>10,551,592</text:p>
          </table:table-cell>
          <table:table-cell office:value-type="float" office:value="44692614.189999998" table:style-name="ce4">
            <text:p>44,692,614</text:p>
          </table:table-cell>
          <table:table-cell office:value-type="float" office:value="17948818.490000002" table:style-name="ce4">
            <text:p>17,948,818</text:p>
          </table:table-cell>
          <table:table-cell office:value-type="float" office:value="243507458.92000002" table:style-name="ce4">
            <text:p>243,507,459</text:p>
          </table:table-cell>
          <table:table-cell office:value-type="float" office:value="4737447" table:style-name="ce4">
            <text:p>4,737,447</text:p>
          </table:table-cell>
          <table:table-cell office:value-type="float" office:value="407280.14" table:style-name="ce4">
            <text:p>407,280</text:p>
          </table:table-cell>
          <table:table-cell office:value-type="float" office:value="5144727.1399999997" table:style-name="ce4">
            <text:p>5,144,727</text:p>
          </table:table-cell>
          <table:table-cell office:value-type="float" office:value="248652186.06" table:style-name="ce4">
            <text:p>248,652,18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9" table:style-name="ce4">
            <text:p>949</text:p>
          </table:table-cell>
          <table:table-cell office:value-type="float" office:value="858.84027999999864" table:style-name="ce4">
            <text:p>859</text:p>
          </table:table-cell>
          <table:table-cell office:value-type="float" office:value="433" table:style-name="ce4">
            <text:p>433</text:p>
          </table:table-cell>
          <table:table-cell office:value-type="float" office:value="412.53405000000021" table:style-name="ce4">
            <text:p>413</text:p>
          </table:table-cell>
          <table:table-cell office:value-type="float" office:value="178" table:style-name="ce4">
            <text:p>178</text:p>
          </table:table-cell>
          <table:table-cell office:value-type="float" office:value="169.03053000000003" table:style-name="ce4">
            <text:p>169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85" table:style-name="ce4">
            <text:p>1,585</text:p>
          </table:table-cell>
          <table:table-cell office:value-type="float" office:value="1465.2048599999987" table:style-name="ce4">
            <text:p>1,465</text:p>
          </table:table-cell>
          <table:table-cell office:value-type="float" office:value="201" table:style-name="ce4">
            <text:p>201</text:p>
          </table:table-cell>
          <table:table-cell office:value-type="float" office:value="189.1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89.1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1786" table:style-name="ce4">
            <text:p>1,786</text:p>
          </table:table-cell>
          <table:table-cell office:value-type="float" office:value="1654.3048599999986" table:style-name="ce4">
            <text:p>1,654</text:p>
          </table:table-cell>
          <table:table-cell office:value-type="float" office:value="3056205.55" table:style-name="ce4">
            <text:p>3,056,206</text:p>
          </table:table-cell>
          <table:table-cell office:value-type="float" office:value="41381.749999999993" table:style-name="ce4">
            <text:p>41,382</text:p>
          </table:table-cell>
          <table:table-cell office:value-type="float" office:value="41833.42" table:style-name="ce4">
            <text:p>41,833</text:p>
          </table:table-cell>
          <table:table-cell office:value-type="float" office:value="195496.38999999998" table:style-name="ce4">
            <text:p>195,496</text:p>
          </table:table-cell>
          <table:table-cell office:value-type="float" office:value="778163.31000000017" table:style-name="ce4">
            <text:p>778,163</text:p>
          </table:table-cell>
          <table:table-cell office:value-type="float" office:value="294013.24999999994" table:style-name="ce4">
            <text:p>294,013</text:p>
          </table:table-cell>
          <table:table-cell office:value-type="float" office:value="4407093.67" table:style-name="ce4">
            <text:p>4,407,094</text:p>
          </table:table-cell>
          <table:table-cell office:value-type="float" office:value="596405.57000000007" table:style-name="ce4">
            <text:p>596,406</text:p>
          </table:table-cell>
          <table:table-cell office:value-type="float" office:value="0" table:style-name="ce4">
            <text:p>0</text:p>
          </table:table-cell>
          <table:table-cell office:value-type="float" office:value="596405.57000000007" table:style-name="ce4">
            <text:p>596,406</text:p>
          </table:table-cell>
          <table:table-cell office:value-type="float" office:value="5003499.24" table:style-name="ce4">
            <text:p>5,003,49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0" table:style-name="ce4">
            <text:p>2,270</text:p>
          </table:table-cell>
          <table:table-cell office:value-type="float" office:value="2066.69" table:style-name="ce4">
            <text:p>2,067</text:p>
          </table:table-cell>
          <table:table-cell office:value-type="float" office:value="2270" table:style-name="ce4">
            <text:p>2,270</text:p>
          </table:table-cell>
          <table:table-cell office:value-type="float" office:value="2066.69" table:style-name="ce4">
            <text:p>2,067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2329" table:style-name="ce4">
            <text:p>2,329</text:p>
          </table:table-cell>
          <table:table-cell office:value-type="float" office:value="2125.69" table:style-name="ce4">
            <text:p>2,126</text:p>
          </table:table-cell>
          <table:table-cell office:value-type="float" office:value="9358355.2500000019" table:style-name="ce4">
            <text:p>9,358,3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58355.2500000019" table:style-name="ce4">
            <text:p>9,358,355</text:p>
          </table:table-cell>
          <table:table-cell office:value-type="float" office:value="569813.88999999966" table:style-name="ce4">
            <text:p>569,814</text:p>
          </table:table-cell>
          <table:table-cell office:value-type="float" office:value="0" table:style-name="ce4">
            <text:p>0</text:p>
          </table:table-cell>
          <table:table-cell office:value-type="float" office:value="569813.88999999966" table:style-name="ce4">
            <text:p>569,814</text:p>
          </table:table-cell>
          <table:table-cell office:value-type="float" office:value="9928169.1400000006" table:style-name="ce4">
            <text:p>9,928,16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96.81" table:style-name="ce4">
            <text:p>97</text:p>
          </table:table-cell>
          <table:table-cell office:value-type="float" office:value="103" table:style-name="ce4">
            <text:p>103</text:p>
          </table:table-cell>
          <table:table-cell office:value-type="float" office:value="96.81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96.81" table:style-name="ce4">
            <text:p>97</text:p>
          </table:table-cell>
          <table:table-cell office:value-type="float" office:value="498629" table:style-name="ce4">
            <text:p>498,629</text:p>
          </table:table-cell>
          <table:table-cell office:value-type="float" office:value="0" table:style-name="ce4">
            <text:p>0</text:p>
          </table:table-cell>
          <table:table-cell office:value-type="float" office:value="1050" table:style-name="ce4">
            <text:p>1,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9679" table:style-name="ce4">
            <text:p>499,6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9679" table:style-name="ce4">
            <text:p>499,67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21.6" table:style-name="ce4">
            <text:p>22</text:p>
          </table:table-cell>
          <table:table-cell office:value-type="float" office:value="52" table:style-name="ce4">
            <text:p>52</text:p>
          </table:table-cell>
          <table:table-cell office:value-type="float" office:value="51.2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1" table:style-name="ce4">
            <text:p>91</text:p>
          </table:table-cell>
          <table:table-cell office:value-type="float" office:value="88.600000000000009" table:style-name="ce4">
            <text:p>8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9.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7.7" table:style-name="ce4">
            <text:p>98</text:p>
          </table:table-cell>
          <table:table-cell office:value-type="float" office:value="295586.96000000002" table:style-name="ce4">
            <text:p>295,587</text:p>
          </table:table-cell>
          <table:table-cell office:value-type="float" office:value="5592.57" table:style-name="ce4">
            <text:p>5,593</text:p>
          </table:table-cell>
          <table:table-cell office:value-type="float" office:value="2025" table:style-name="ce4">
            <text:p>2,025</text:p>
          </table:table-cell>
          <table:table-cell office:value-type="float" office:value="1170.73" table:style-name="ce4">
            <text:p>1,171</text:p>
          </table:table-cell>
          <table:table-cell office:value-type="float" office:value="78684.450000000012" table:style-name="ce4">
            <text:p>78,684</text:p>
          </table:table-cell>
          <table:table-cell office:value-type="float" office:value="32749.73" table:style-name="ce4">
            <text:p>32,750</text:p>
          </table:table-cell>
          <table:table-cell office:value-type="float" office:value="415809.44" table:style-name="ce4">
            <text:p>415,809</text:p>
          </table:table-cell>
          <table:table-cell office:value-type="float" office:value="88379.65" table:style-name="ce4">
            <text:p>88,380</text:p>
          </table:table-cell>
          <table:table-cell office:value-type="float" office:value="4052" table:style-name="ce4">
            <text:p>4,052</text:p>
          </table:table-cell>
          <table:table-cell office:value-type="float" office:value="92431.65" table:style-name="ce4">
            <text:p>92,432</text:p>
          </table:table-cell>
          <table:table-cell office:value-type="float" office:value="508241.08999999997" table:style-name="ce4">
            <text:p>508,24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5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36.5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5" table:style-name="ce4">
            <text:p>37</text:p>
          </table:table-cell>
          <table:table-cell office:value-type="float" office:value="264766.11999999988" table:style-name="ce4">
            <text:p>264,7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766.11999999988" table:style-name="ce4">
            <text:p>264,7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766.11999999988" table:style-name="ce4">
            <text:p>264,76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5" table:style-name="ce4">
            <text:p>15</text:p>
          </table:table-cell>
          <table:table-cell office:value-type="float" office:value="127" table:style-name="ce4">
            <text:p>127</text:p>
          </table:table-cell>
          <table:table-cell office:value-type="float" office:value="125.2" table:style-name="ce4">
            <text:p>125</text:p>
          </table:table-cell>
          <table:table-cell office:value-type="float" office:value="49" table:style-name="ce4">
            <text:p>49</text:p>
          </table:table-cell>
          <table:table-cell office:value-type="float" office:value="48" table:style-name="ce4">
            <text:p>48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3" table:style-name="ce4">
            <text:p>203</text:p>
          </table:table-cell>
          <table:table-cell office:value-type="float" office:value="198.7" table:style-name="ce4">
            <text:p>19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05" table:style-name="ce4">
            <text:p>205</text:p>
          </table:table-cell>
          <table:table-cell office:value-type="float" office:value="200.7" table:style-name="ce4">
            <text:p>201</text:p>
          </table:table-cell>
          <table:table-cell office:value-type="float" office:value="484108.37" table:style-name="ce4">
            <text:p>484,108</text:p>
          </table:table-cell>
          <table:table-cell office:value-type="float" office:value="2435.44" table:style-name="ce4">
            <text:p>2,435</text:p>
          </table:table-cell>
          <table:table-cell office:value-type="float" office:value="-66.88" table:style-name="ce4">
            <text:p>-67</text:p>
          </table:table-cell>
          <table:table-cell office:value-type="float" office:value="176.21" table:style-name="ce4">
            <text:p>176</text:p>
          </table:table-cell>
          <table:table-cell office:value-type="float" office:value="115273.23000000001" table:style-name="ce4">
            <text:p>115,273</text:p>
          </table:table-cell>
          <table:table-cell office:value-type="float" office:value="47732.44000000001" table:style-name="ce4">
            <text:p>47,732</text:p>
          </table:table-cell>
          <table:table-cell office:value-type="float" office:value="649658.81000000006" table:style-name="ce4">
            <text:p>649,659</text:p>
          </table:table-cell>
          <table:table-cell office:value-type="float" office:value="2939.19" table:style-name="ce4">
            <text:p>2,939</text:p>
          </table:table-cell>
          <table:table-cell office:value-type="float" office:value="375" table:style-name="ce4">
            <text:p>375</text:p>
          </table:table-cell>
          <table:table-cell office:value-type="float" office:value="3314.19" table:style-name="ce4">
            <text:p>3,314</text:p>
          </table:table-cell>
          <table:table-cell office:value-type="float" office:value="652973" table:style-name="ce4">
            <text:p>652,97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8.399999999999999" table:style-name="ce4">
            <text:p>18</text:p>
          </table:table-cell>
          <table:table-cell office:value-type="float" office:value="43" table:style-name="ce4">
            <text:p>43</text:p>
          </table:table-cell>
          <table:table-cell office:value-type="float" office:value="41.52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6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94.78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94.78" table:style-name="ce4">
            <text:p>95</text:p>
          </table:table-cell>
          <table:table-cell office:value-type="float" office:value="452949.26000000007" table:style-name="ce4">
            <text:p>452,949</text:p>
          </table:table-cell>
          <table:table-cell office:value-type="float" office:value="4724.7700000000004" table:style-name="ce4">
            <text:p>4,725</text:p>
          </table:table-cell>
          <table:table-cell office:value-type="float" office:value="4307.26" table:style-name="ce4">
            <text:p>4,307</text:p>
          </table:table-cell>
          <table:table-cell office:value-type="float" office:value="0" table:style-name="ce4">
            <text:p>0</text:p>
          </table:table-cell>
          <table:table-cell office:value-type="float" office:value="104859.63" table:style-name="ce4">
            <text:p>104,860</text:p>
          </table:table-cell>
          <table:table-cell office:value-type="float" office:value="45061.4" table:style-name="ce4">
            <text:p>45,061</text:p>
          </table:table-cell>
          <table:table-cell office:value-type="float" office:value="611902.32000000018" table:style-name="ce4">
            <text:p>611,9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1902.32000000018" table:style-name="ce4">
            <text:p>611,90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47.8" table:style-name="ce4">
            <text:p>48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53.8" table:style-name="ce4">
            <text:p>54</text:p>
          </table:table-cell>
          <table:table-cell office:value-type="float" office:value="184770.46" table:style-name="ce4">
            <text:p>184,770</text:p>
          </table:table-cell>
          <table:table-cell office:value-type="float" office:value="801.26" table:style-name="ce4">
            <text:p>801</text:p>
          </table:table-cell>
          <table:table-cell office:value-type="float" office:value="3250" table:style-name="ce4">
            <text:p>3,250</text:p>
          </table:table-cell>
          <table:table-cell office:value-type="float" office:value="0" table:style-name="ce4">
            <text:p>0</text:p>
          </table:table-cell>
          <table:table-cell office:value-type="float" office:value="50929.81" table:style-name="ce4">
            <text:p>50,930</text:p>
          </table:table-cell>
          <table:table-cell office:value-type="float" office:value="18310.440000000002" table:style-name="ce4">
            <text:p>18,310</text:p>
          </table:table-cell>
          <table:table-cell office:value-type="float" office:value="258061.97" table:style-name="ce4">
            <text:p>258,062</text:p>
          </table:table-cell>
          <table:table-cell office:value-type="float" office:value="62742.64" table:style-name="ce4">
            <text:p>62,743</text:p>
          </table:table-cell>
          <table:table-cell office:value-type="float" office:value="0" table:style-name="ce4">
            <text:p>0</text:p>
          </table:table-cell>
          <table:table-cell office:value-type="float" office:value="62742.64" table:style-name="ce4">
            <text:p>62,743</text:p>
          </table:table-cell>
          <table:table-cell office:value-type="float" office:value="320804.61" table:style-name="ce4">
            <text:p>320,805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Hartley, Robert</dc:creator>
    <meta:creation-date>2022-09-30T10:29:42Z</meta:creation-date>
    <dc:date>2023-02-10T14:28:22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